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ru" fo:country="RU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2">
      <style:text-properties fo:language="ru" fo:country="RU"/>
    </style:style>
    <style:style style:name="P5" style:family="paragraph" style:parent-style-name="Standard" style:list-style-name="L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7991144005130065" text:style-name="L1">
        <text:list-item>
          <text:p text:style-name="P1"><text:span text:style-name="T1">Тестирование и </text:span><text:span text:style-name="T2">TL </text:span><text:span text:style-name="T1">на </text:span><text:span text:style-name="T2">CY</text:span></text:p>
        </text:list-item>
        <text:list-item>
          <text:p text:style-name="P3">Работа в команде на ТСС:</text:p>
        </text:list-item>
        <text:list-item>
          <text:p text:style-name="P3">Тест — дизайн</text:p>
        </text:list-item>
        <text:list-item>
          <text:p text:style-name="P3">Ручное тестирование: новый функционал, ретестинг, верификация.</text:p>
        </text:list-item>
        <text:list-item>
          <text:p text:style-name="P3">Автоматизация.</text:p>
        </text:list-item>
      </text:list>
      <text:p text:style-name="P2"/>
      <text:p text:style-name="P2">Что мне нужно:</text:p>
      <text:list xml:id="list5964479451362124126" text:style-name="L2">
        <text:list-item>
          <text:p text:style-name="P4">Техники тест-дизайна</text:p>
        </text:list-item>
        <text:list-item>
          <text:p text:style-name="P4">Ручное тестирование.</text:p>
        </text:list-item>
        <text:list-item>
          <text:p text:style-name="P4">Представление об архитектуре <text:span text:style-name="T2">web-</text:span>приложений.</text:p>
        </text:list-item>
        <text:list-item>
          <text:p text:style-name="P4">Знание <text:span text:style-name="T2">HTTP</text:span></text:p>
        </text:list-item>
        <text:list-item>
          <text:p text:style-name="P4">Знание об основных типах тестирования: функциональное, не функциональное.</text:p>
        </text:list-item>
        <text:list-item>
          <text:p text:style-name="P4">Умение пользоваться основными инструментами.</text:p>
        </text:list-item>
        <text:list-item>
          <text:p text:style-name="P4">Умение работать с запросами <text:span text:style-name="T2">MySQL.</text:span></text:p>
        </text:list-item>
      </text:list>
      <text:p text:style-name="P2"/>
      <text:p text:style-name="P2">Перспективы:</text:p>
      <text:list xml:id="list6804082086515876807" text:style-name="L3">
        <text:list-item>
          <text:p text:style-name="P5">Аттестация 1 раз в полгода. Цели на аттестацию — после прохождения исп. срока.</text:p>
        </text:list-item>
        <text:list-item>
          <text:p text:style-name="P5">Автоматизация.</text:p>
        </text:list-item>
        <text:list-item>
          <text:p text:style-name="P5">Обучение (в течении 3-х месяцев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3S</meta:editing-duration>
    <meta:editing-cycles>4</meta:editing-cycles>
    <meta:generator>OpenOffice/4.0.1$Win32 OpenOffice.org_project/401m5$Build-9714</meta:generator>
    <dc:date>2014-10-13T10:19:10.80</dc:date>
    <dc:creator>Константин Фирсанов</dc:creator>
    <meta:printed-by>Константин Фирсанов</meta:printed-by>
    <meta:print-date>2014-10-13T10:10:31.06</meta:print-date>
    <meta:document-statistic meta:table-count="0" meta:image-count="0" meta:object-count="0" meta:page-count="1" meta:paragraph-count="17" meta:word-count="85" meta:character-count="563"/>
    <meta:user-defined meta:name="Info 1"/>
    <meta:user-defined meta:name="Info 2"/>
    <meta:user-defined meta:name="Info 3"/>
    <meta:user-defined meta:name="Info 4"/>
  </office:meta>
</office:document-meta>
</file>